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6561a" officeooo:paragraph-rsid="0006561a"/>
    </style:style>
    <style:style style:name="P2" style:family="paragraph" style:parent-style-name="Standard">
      <style:paragraph-properties fo:text-align="center" style:justify-single-word="false"/>
      <style:text-properties officeooo:rsid="0006561a" officeooo:paragraph-rsid="0006561a"/>
    </style:style>
    <style:style style:name="P3" style:family="paragraph" style:parent-style-name="Standard">
      <style:text-properties fo:font-style="italic" officeooo:rsid="0006561a" officeooo:paragraph-rsid="0006561a" style:font-style-asian="italic" style:font-style-complex="italic"/>
    </style:style>
    <style:style style:name="P4" style:family="paragraph" style:parent-style-name="Standard">
      <style:text-properties officeooo:rsid="0006f0ee" officeooo:paragraph-rsid="0006f0ee"/>
    </style:style>
    <style:style style:name="P5" style:family="paragraph" style:parent-style-name="Standard">
      <style:text-properties officeooo:rsid="0008032b" officeooo:paragraph-rsid="0008032b"/>
    </style:style>
    <style:style style:name="P6" style:family="paragraph" style:parent-style-name="Heading_20_3">
      <style:paragraph-properties fo:break-before="page"/>
    </style:style>
    <style:style style:name="T1" style:family="text">
      <style:text-properties officeooo:rsid="0006561a"/>
    </style:style>
    <style:style style:name="T2" style:family="text">
      <style:text-properties style:text-position="sub 58%"/>
    </style:style>
    <style:style style:name="T3" style:family="text">
      <style:text-properties officeooo:rsid="0008032b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bstract <text:span text:style-name="T1">Transport </text:span>XOR Trick</text:p>
      <text:p text:style-name="P2">by Sven Nilsen, 2020</text:p>
      <text:p text:style-name="P1"/>
      <text:p text:style-name="P3">In this paper I show that one can use XOR to simplify proofs where there is some abstraction transport.</text:p>
      <text:p text:style-name="P1"/>
      <text:p text:style-name="P4">In Path Semantical Logic<text:span text:style-name="T5"><text:reference-ref text:reference-format="text" text:ref-name="path semantical logic">[1]</text:reference-ref></text:span>, there are 4 binary relations that transports abstractly<text:span text:style-name="T5"><text:reference-ref text:reference-format="text" text:ref-name="concrete and abstract transport">[2]</text:reference-ref></text:span>:</text:p>
      <text:p text:style-name="P4"/>
      <text:p text:style-name="P4"><text:tab/>eq, rimply, imply, true<text:span text:style-name="T2">2</text:span></text:p>
      <text:p text:style-name="P4"/>
      <text:p text:style-name="P4">The `true<text:span text:style-name="T2">2</text:span>` relation is the same as not specifying any relation.</text:p>
      <text:p text:style-name="P4"/>
      <text:p text:style-name="P4">When some abstract relation is specified, the relation is one of the following 3 functions:</text:p>
      <text:p text:style-name="P4"/>
      <text:p text:style-name="P4"><text:tab/> eq, rimply, imply</text:p>
      <text:p text:style-name="P4"/>
      <text:p text:style-name="P4">As a proposition:</text:p>
      <text:p text:style-name="P4"/>
      <text:p text:style-name="P4"><text:tab/>some_abstract_relation(a, b) = <text:s/>a=b ⊻ b=&gt;a ⊻ a=&gt;b</text:p>
      <text:p text:style-name="P4"/>
      <text:p text:style-name="P4"><text:span text:style-name="T3">O</text:span>ne can use the following tautology:</text:p>
      <text:p text:style-name="P4"/>
      <text:p text:style-name="P4"><text:tab/>∀ a, b { ( a=b ⊻ b=&gt;a ⊻ a=&gt;b ) = (a ⊻ b) }</text:p>
      <text:p text:style-name="P4"/>
      <text:p text:style-name="P4">Simplified:</text:p>
      <text:p text:style-name="P4"/>
      <text:p text:style-name="P4"><text:tab/>some_abstract_relation(a, b) = <text:s/>a ⊻ b</text:p>
      <text:p text:style-name="P4"/>
      <text:p text:style-name="P4">For example, one can prove the following:</text:p>
      <text:p text:style-name="P4"/>
      <text:p text:style-name="P4"><text:tab/>(a, b) (A, B):</text:p>
      <text:p text:style-name="P4"><text:tab/>a ⊻ b, a(A)=b(B) <text:s/>=&gt; <text:s/>(A¬=B)=&gt;(A=&gt;B ⊻ B=&gt;A)</text:p>
      <text:p text:style-name="P4"/>
      <text:h text:style-name="P6" text:outline-level="3">References:</text:h>
      <text:p text:style-name="P5"/>
      <text:p text:style-name="P5"><text:reference-mark-start text:name="path semantical logic"/>[1]<text:reference-mark-end text:name="path semantical logic"/><text:tab/>“Path Semantical Logic”</text:p>
      <text:p text:style-name="P5"><text:tab/>AdvancedResearch, reading sequence on Path Semantical Logic</text:p>
      <text:p text:style-name="P5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5"/>
      <text:p text:style-name="P5"><text:reference-mark-start text:name="concrete and abstract transport"/>[2]<text:reference-mark-end text:name="concrete and abstract transport"/><text:tab/>“Concrete and Abstract Transport”</text:p>
      <text:p text:style-name="P5"><text:tab/>Sven Nilsen, 2020</text:p>
      <text:p text:style-name="P5"><text:tab/><text:a xlink:type="simple" xlink:href="https://github.com/advancedresearch/path_semantics/blob/master/papers-wip/concrete-and-abstract-transport.pdf" text:style-name="Internet_20_link" text:visited-style-name="Visited_20_Internet_20_Link"><text:span text:style-name="T4">https://github.com/advancedresearch/path_semantics/blob/master/papers-wip/concrete-and-abstract-transport.pdf</text:span>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1:12:58.878666000</meta:creation-date>
    <dc:date>2020-09-05T12:04:26.835266000</dc:date>
    <meta:editing-duration>PT9M11S</meta:editing-duration>
    <meta:editing-cycles>1</meta:editing-cycles>
    <meta:document-statistic meta:table-count="0" meta:image-count="0" meta:object-count="0" meta:page-count="2" meta:paragraph-count="24" meta:word-count="153" meta:character-count="1094" meta:non-whitespace-character-count="949"/>
    <meta:generator>LibreOffice/5.1.2.2$MacOSX_X86_64 LibreOffice_project/d3bf12ecb743fc0d20e0be0c58ca359301eb705f</meta:generator>
  </office:meta>
</office:document-meta>
</file>